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900fc" officeooo:paragraph-rsid="000900fc"/>
    </style:style>
    <style:style style:name="P2" style:family="paragraph" style:parent-style-name="Standard">
      <style:paragraph-properties fo:text-align="end" style:justify-single-word="false"/>
      <style:text-properties officeooo:rsid="000900fc" officeooo:paragraph-rsid="000900fc"/>
    </style:style>
    <style:style style:name="P3" style:family="paragraph" style:parent-style-name="Standard">
      <style:paragraph-properties fo:text-align="start" style:justify-single-word="false"/>
      <style:text-properties officeooo:rsid="000900fc" officeooo:paragraph-rsid="000900fc"/>
    </style:style>
    <style:style style:name="P4" style:family="paragraph" style:parent-style-name="Standard">
      <style:paragraph-properties fo:text-align="start" style:justify-single-word="false"/>
      <style:text-properties officeooo:rsid="000900fc" officeooo:paragraph-rsid="000ae4a9"/>
    </style:style>
    <style:style style:name="P5" style:family="paragraph" style:parent-style-name="Standard">
      <style:paragraph-properties fo:text-align="start" style:justify-single-word="false"/>
      <style:text-properties officeooo:rsid="000900fc" officeooo:paragraph-rsid="000af063"/>
    </style:style>
    <style:style style:name="P6" style:family="paragraph" style:parent-style-name="Standard">
      <style:paragraph-properties fo:text-align="start" style:justify-single-word="false"/>
      <style:text-properties officeooo:rsid="000900fc" officeooo:paragraph-rsid="000ca4e3"/>
    </style:style>
    <style:style style:name="P7" style:family="paragraph" style:parent-style-name="Standard">
      <style:paragraph-properties fo:text-align="justify" style:justify-single-word="false"/>
      <style:text-properties officeooo:rsid="000900fc" officeooo:paragraph-rsid="000900fc"/>
    </style:style>
    <style:style style:name="P8" style:family="paragraph" style:parent-style-name="Standard">
      <style:paragraph-properties fo:text-align="justify" style:justify-single-word="false"/>
      <style:text-properties officeooo:rsid="000900fc" officeooo:paragraph-rsid="000ae4a9"/>
    </style:style>
    <style:style style:name="P9" style:family="paragraph" style:parent-style-name="Standard">
      <style:paragraph-properties fo:text-align="justify" style:justify-single-word="false"/>
      <style:text-properties officeooo:rsid="000900fc" officeooo:paragraph-rsid="000af063"/>
    </style:style>
    <style:style style:name="P10" style:family="paragraph" style:parent-style-name="Standard">
      <style:paragraph-properties fo:text-align="justify" style:justify-single-word="false"/>
      <style:text-properties officeooo:rsid="000900fc" officeooo:paragraph-rsid="000ca4e3"/>
    </style:style>
    <style:style style:name="P11" style:family="paragraph" style:parent-style-name="Standard">
      <style:paragraph-properties fo:text-align="justify" style:justify-single-word="false"/>
      <style:text-properties officeooo:rsid="000ca4e3" officeooo:paragraph-rsid="000ca4e3"/>
    </style:style>
    <style:style style:name="T1" style:family="text">
      <style:text-properties officeooo:rsid="000ae4a9"/>
    </style:style>
    <style:style style:name="T2" style:family="text">
      <style:text-properties officeooo:rsid="000af0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éthodes Numériques</text:p>
      <text:p text:style-name="P2">Maureen POISSONNIER</text:p>
      <text:p text:style-name="P2">Alexandre TACONNET</text:p>
      <text:p text:style-name="P2">Groupe 2</text:p>
      <text:p text:style-name="P2"/>
      <text:p text:style-name="P3">Texte 1 :</text:p>
      <text:p text:style-name="P3"/>
      <text:p text:style-name="P3">1. Qu’est-ce que c’est ?</text:p>
      <text:p text:style-name="P3"><text:tab/>C’est texte qui est crypté en hexadécimal. A première vue, cela semble représenter un morceau de texte.</text:p>
      <text:p text:style-name="P3"/>
      <text:p text:style-name="P3">2. Quel est le contenu ?</text:p>
      <text:p text:style-name="P3"><text:tab/>Le contenu est le suivant : </text:p>
      <text:p text:style-name="P7">C'est à cette période que se rapportent ses velléités d'élégance et de dandysme, le fameux habit bleu à boutons d'or massif, la massue à pommeau de turquoises, les apparitions aux Bouffes et à l'Opéra, et les visites plus fréquentes dans le monde, où sa verve étincelante le faisait rechercher, visites utiles d'ailleurs, car il y rencontra plus d'un modèle. Il n'était pas facile de pénétrer dans cette maison, mieux gardée que le jardin des Hespérides. Deux ou trois mots de passe étaient exigés. Balzac, de peur qu'ils ne s'ébruitassent, les changeait souvent. Nous nous souvenons de ceux-ci: Au portier l'on disait: «La saison des prunes est arrivée,» et il vous laissait franchir le seuil; au domestique accouru sur l'escalier au son de la cloche, il fallait murmurer: «j'apporte des dentelles de Belgique,» et si vous assuriez au valet de chambre que «madame Bertrand était en bonne santé,» on vous introduisait enfin.</text:p>
      <text:p text:style-name="P7"/>
      <text:p text:style-name="P7">3. D’où ça vient ?</text:p>
      <text:p text:style-name="P7"><text:tab/>Ce texte provient de l’œuvre d’Honoré de Balzac « La canne aux turquoises »</text:p>
      <text:p text:style-name="P7"/>
      <text:p text:style-name="P7">Texte 2 :</text:p>
      <text:p text:style-name="P7"/>
      <text:p text:style-name="P4">1. Qu’est-ce que c’est ?</text:p>
      <text:p text:style-name="P4"><text:tab/>C’est texte qui est crypté en <text:span text:style-name="T1">unicode</text:span>. A première vue, cela semble représenter un morceau de texte.</text:p>
      <text:p text:style-name="P4"/>
      <text:p text:style-name="P4">2. Quel est le contenu ?</text:p>
      <text:p text:style-name="P4"><text:tab/>Le contenu est le suivant : </text:p>
      <text:p text:style-name="P8">C'est à cette période que se rapportent ses velléités d'élégance et de dandysme, le fameux habit bleu à boutons d'or massif, la massue à pommeau de turquoises, les apparitions aux Bouffes et à l'Opéra, et les visites plus fréquentes dans le monde, où sa verve étincelante le faisait rechercher, visites utiles d'ailleurs, car il y rencontra plus d'un modèle. Il n'était pas facile de pénétrer dans cette maison, mieux gardée que le jardin des Hespérides. Deux ou trois mots de passe étaient exigés. Balzac, de peur qu'ils ne s'ébruitassent, les changeait souvent. Nous nous souvenons de ceux-ci: Au portier l'on disait: «La saison des prunes est arrivée,» et il vous laissait franchir le seuil; au domestique accouru sur l'escalier au son de la cloche, il fallait murmurer: «j'apporte des dentelles de Belgique,» et si vous assuriez au valet de chambre que «madame Bertrand était en bonne santé,» on vous introduisait enfin.</text:p>
      <text:p text:style-name="P8"/>
      <text:p text:style-name="P8">3. D’où ça vient ?</text:p>
      <text:p text:style-name="P8"><text:tab/>Ce texte provient de l’œuvre d’Honoré de Balzac « La canne aux turquoises »</text:p>
      <text:p text:style-name="P8"/>
      <text:p text:style-name="P9"/>
      <text:p text:style-name="P9"/>
      <text:p text:style-name="P9">Texte <text:span text:style-name="T2">3</text:span> :</text:p>
      <text:p text:style-name="P9"><text:soft-page-break/></text:p>
      <text:p text:style-name="P5">1. Qu’est-ce que c’est ?</text:p>
      <text:p text:style-name="P5"><text:tab/>C’est texte qui est crypté en <text:span text:style-name="T2">décimal</text:span>. A première vue, cela semble représenter un morceau de texte.</text:p>
      <text:p text:style-name="P5"/>
      <text:p text:style-name="P5">2. Quel est le contenu ?</text:p>
      <text:p text:style-name="P5"><text:tab/>Le contenu est le suivant : </text:p>
      <text:p text:style-name="P9">C'est à cette période que se rapportent ses velléités d'élégance et de dandysme, le fameux habit bleu à boutons d'or massif, la massue à pommeau de turquoises, les apparitions aux Bouffes et à l'Opéra, et les visites plus fréquentes dans le monde, où sa verve étincelante le faisait rechercher, visites utiles d'ailleurs, car il y rencontra plus d'un modèle. Il n'était pas facile de pénétrer dans cette maison, mieux gardée que le jardin des Hespérides. Deux ou trois mots de passe étaient exigés. Balzac, de peur qu'ils ne s'ébruitassent, les changeait souvent. Nous nous souvenons de ceux-ci: Au portier l'on disait: «La saison des prunes est arrivée,» et il vous laissait franchir le seuil; au domestique accouru sur l'escalier au son de la cloche, il fallait murmurer: «j'apporte des dentelles de Belgique,» et si vous assuriez au valet de chambre que «madame Bertrand était en bonne santé,» on vous introduisait enfin.</text:p>
      <text:p text:style-name="P9"/>
      <text:p text:style-name="P9">3. D’où ça vient ?</text:p>
      <text:p text:style-name="P9"><text:tab/>Ce texte provient de l’œuvre d’Honoré de Balzac « La canne aux turquoises »</text:p>
      <text:p text:style-name="P9"/>
      <text:p text:style-name="P11">Texte 4 :</text:p>
      <text:p text:style-name="P11"/>
      <text:p text:style-name="P6">1. Qu’est-ce que c’est ?</text:p>
      <text:p text:style-name="P6"><text:tab/>C’est texte qui est crypté en <text:span text:style-name="T2">décimal</text:span>. A première vue, cela semble représenter un morceau de texte.</text:p>
      <text:p text:style-name="P6"/>
      <text:p text:style-name="P6">2. Quel est le contenu ?</text:p>
      <text:p text:style-name="P6"><text:tab/>Le contenu est le suivant : </text:p>
      <text:p text:style-name="P10">C'est à cette période que se rapportent ses velléités d'élégance et de dandysme, le fameux habit bleu à boutons d'or massif, la massue à pommeau de turquoises, les apparitions aux Bouffes et à l'Opéra, et les visites plus fréquentes dans le monde, où sa verve étincelante le faisait rechercher, visites utiles d'ailleurs, car il y rencontra plus d'un modèle. Il n'était pas facile de pénétrer dans cette maison, mieux gardée que le jardin des Hespérides. Deux ou trois mots de passe étaient exigés. Balzac, de peur qu'ils ne s'ébruitassent, les changeait souvent. Nous nous souvenons de ceux-ci: Au portier l'on disait: «La saison des prunes est arrivée,» et il vous laissait franchir le seuil; au domestique accouru sur l'escalier au son de la cloche, il fallait murmurer: «j'apporte des dentelles de Belgique,» et si vous assuriez au valet de chambre que «madame Bertrand était en bonne santé,» on vous introduisait enfin.</text:p>
      <text:p text:style-name="P10"/>
      <text:p text:style-name="P10">3. D’où ça vient ?</text:p>
      <text:p text:style-name="P10"><text:tab/>Ce texte provient de l’œuvre d’Honoré de Balzac « La canne aux turquoises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8:26:01.858464944</meta:creation-date>
    <dc:date>2017-11-21T12:12:16.492867802</dc:date>
    <meta:editing-duration>PT3H36M3S</meta:editing-duration>
    <meta:editing-cycles>5</meta:editing-cycles>
    <meta:generator>LibreOffice/5.1.6.2$Linux_X86_64 LibreOffice_project/10m0$Build-2</meta:generator>
    <meta:document-statistic meta:table-count="0" meta:image-count="0" meta:object-count="0" meta:page-count="2" meta:paragraph-count="36" meta:word-count="836" meta:character-count="4884" meta:non-whitespace-character-count="4068"/>
  </office:meta>
</office:document-meta>
</file>